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Open Sans" svg:font-family="'Open Sans', 'Palatino Linotype', 'Book Antiqua', Palatino, serif"/>
    <style:font-face style:name="sans-serif" svg:font-family="sans-serif"/>
    <style:font-face style:name="ешьуі туц кщьфт" svg:font-family="'ешьуі туц кщьфт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ef17a"/>
    </style:style>
    <style:style style:name="P2" style:family="paragraph" style:parent-style-name="Standard">
      <style:text-properties fo:color="#000000" style:font-name="Times New Roman" fo:font-size="14pt" officeooo:paragraph-rsid="000ef17a" style:font-size-asian="14pt" style:font-size-complex="14pt"/>
    </style:style>
    <style:style style:name="P3" style:family="paragraph" style:parent-style-name="Standard">
      <style:text-properties fo:color="#000000" style:font-name="Times New Roman" fo:font-size="14pt" officeooo:paragraph-rsid="0014dbeb" style:font-size-asian="14pt" style:font-size-complex="14pt"/>
    </style:style>
    <style:style style:name="P4" style:family="paragraph" style:parent-style-name="Standard">
      <style:text-properties fo:color="#000000" style:font-name="Times New Roman" fo:font-size="14pt" officeooo:rsid="000ef17a" officeooo:paragraph-rsid="0014dbeb" style:font-size-asian="14pt" style:font-size-complex="14pt"/>
    </style:style>
    <style:style style:name="P5" style:family="paragraph" style:parent-style-name="Standard">
      <style:text-properties fo:color="#000000" style:font-name="Times New Roman" fo:font-size="14pt" officeooo:rsid="000ef17a" officeooo:paragraph-rsid="000ef17a" style:font-size-asian="14pt" style:font-size-complex="14pt"/>
    </style:style>
    <style:style style:name="P6" style:family="paragraph" style:parent-style-name="Standard">
      <style:text-properties fo:color="#000000" style:font-name="Times New Roman" fo:font-size="14pt" officeooo:rsid="000ef17a" officeooo:paragraph-rsid="0013f6cd" style:font-size-asian="14pt" style:font-size-complex="14pt"/>
    </style:style>
    <style:style style:name="P7" style:family="paragraph" style:parent-style-name="Standard">
      <style:text-properties fo:color="#000000" style:font-name="Times New Roman" fo:font-size="14pt" officeooo:paragraph-rsid="00129767" style:font-size-asian="14pt" style:font-size-complex="14pt"/>
    </style:style>
    <style:style style:name="P8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paragraph-rsid="000ef17a" style:font-size-asian="14pt" style:font-size-complex="14pt"/>
    </style:style>
    <style:style style:name="P9" style:family="paragraph" style:parent-style-name="Standard">
      <style:text-properties fo:color="#000000" style:font-name="Times New Roman" fo:font-size="14pt" officeooo:rsid="000ef17a" officeooo:paragraph-rsid="000ef17a" style:font-size-asian="14pt" style:font-size-complex="14pt"/>
    </style:style>
    <style:style style:name="T1" style:family="text">
      <style:text-properties officeooo:rsid="000ef1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f17a" style:font-weight-asian="bold" style:font-weight-complex="bold"/>
    </style:style>
    <style:style style:name="T4" style:family="text">
      <style:text-properties fo:font-weight="bold" officeooo:rsid="0014dbeb" style:font-weight-asian="bold" style:font-weight-complex="bold"/>
    </style:style>
    <style:style style:name="T5" style:family="text"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style:text-blinking="false" fo:background-color="#ffffff" loext:char-shading-value="0" style:font-size-asian="14pt" style:font-size-complex="14pt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 officeooo:rsid="00129767"/>
    </style:style>
    <style:style style:name="T10" style:family="text">
      <style:text-properties fo:font-variant="normal" fo:text-transform="none" fo:letter-spacing="normal" fo:font-style="normal" fo:font-weight="normal" officeooo:rsid="0019f9ab"/>
    </style:style>
    <style:style style:name="T11" style:family="text">
      <style:text-properties fo:color="#000000" style:font-name="Times New Roman" fo:font-size="14pt" fo:font-weight="bold" officeooo:rsid="000ef17a" style:font-size-asian="14pt" style:font-weight-asian="bold" style:font-size-complex="14pt" style:font-weight-complex="bold"/>
    </style:style>
    <style:style style:name="T12" style:family="text">
      <style:text-properties fo:color="#000000" style:font-name="Times New Roman" fo:font-size="14pt" officeooo:rsid="000ef17a" style:font-size-asian="14pt" style:font-size-complex="14pt"/>
    </style:style>
    <style:style style:name="T13" style:family="text">
      <style:text-properties officeooo:rsid="0014dbeb"/>
    </style:style>
    <style:style style:name="T14" style:family="text">
      <style:text-properties fo:language="uk" fo:country="UA"/>
    </style:style>
    <style:style style:name="T15" style:family="text">
      <style:text-properties officeooo:rsid="00165d52"/>
    </style:style>
    <style:style style:name="T16" style:family="text">
      <style:text-properties officeooo:rsid="0019f9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Підприємництво</text:span> – особливий вид діяльності, певні стиль і тип господарської поведінки, які характеризуються повною свободою вибору та інноваційним характером здійснення, значною ймовірністю економічного розвитку та чіткою орієнтацією на <text:span text:style-name="T16">отримання прибутку</text:span>.</text:p>
      <text:p text:style-name="P2"/>
      <text:p text:style-name="P3"><text:span text:style-name="T3">Інноваційне підприємництво</text:span><text:span text:style-name="T1"> - </text:span><text:span text:style-name="T8">це вид господарювання, спрямований на пошук нових можливостей, на комерційне використання нововведень. Цей вид підприємництва характеризується особливою поведінкою підприємця: готовністю брати на себе весь ризик зі здійснення нового проекту і водночас фінансовою відповідальністю.</text:span></text:p>
      <text:p text:style-name="P2"/>
      <text:p text:style-name="P4"><text:span text:style-name="T2">Підприємство </text:span>- <text:span text:style-name="T14">самостійний суб’єкт господарювання, створений компетентним органом державної влади або органом місцевого самоврядування, або іншими суб’єктами для задоволення суспільних та особистих потреб способом систематичного здійснення виробничої, науково-дослідної, торговельної, іншої господарської діяльності.</text:span></text:p>
      <text:p text:style-name="P2"/>
      <text:p text:style-name="P5"><text:span text:style-name="T2">Комерціалізація результатів підприєм</text:span><text:span text:style-name="T4">ницької</text:span><text:span text:style-name="T2"> діяльності –</text:span> <text:span text:style-name="T16">сукупність заходів, спрямоаваних на реалізацію товарів і послуг в системі ринкових відносин.</text:span></text:p>
      <text:p text:style-name="P5"/>
      <text:p text:style-name="P5"><text:span text:style-name="T2">Маркетинг</text:span> - Організація виробництва і збуту продукції, заснована на вивченні потреби ринку в товарах і послугах.</text:p>
      <text:p text:style-name="P5"/>
      <text:p text:style-name="P5"><text:span text:style-name="T2">Брендинг </text:span>- це маркетинговий термін, який охоплює весь комплекс заходів пов'язаних зі створенням та просуванням нового або вже існуючого бренду.</text:p>
      <text:p text:style-name="P5">- <text:span text:style-name="T16">формування тривалої прихильності до товару або послуги.</text:span></text:p>
      <text:p text:style-name="P5"/>
      <text:p text:style-name="P6"><text:span text:style-name="T2">Бренд</text:span> - комплекс уявлень, асоціацій, емоцій, ціннісних характеристик про продукт чи послу<text:span text:style-name="T15">гу</text:span> в свідомості споживача. </text:p>
      <text:p text:style-name="P5"/>
      <text:p text:style-name="P7"><text:span text:style-name="T3">Нецінова конкуренція </text:span><text:span text:style-name="T1">- </text:span><text:span text:style-name="T8">це вид стратегії конкурентної боротьби, при якому використовуються будь-які методи конкуренції, крім зниження цін на продукцію і послуги. </text:span><text:span text:style-name="T9">(підвищення якості продукту, вдосконаленню методів збуту, наданню послуг, розширенню сфери післяпродажного обслуговування,)</text:span></text:p>
      <text:p text:style-name="P5"/>
      <text:p text:style-name="P2"><text:span text:style-name="T3">Іміджева реклама –</text:span><text:span text:style-name="T1"> </text:span><text:span text:style-name="T10">реклама, яка спрямована не стільки на продаж як на формування позитивного іміджу компанії чи продукту.</text:span></text:p>
      <text:p text:style-name="P5"/>
      <text:p text:style-name="P1"><text:span text:style-name="T11">Мерчендайзинг</text:span><text:span text:style-name="T12"> - </text:span><text:span text:style-name="T6">це комплекс заходів у торговельній точці, метою яких є підвищення попиту на продукцію; мистецтво представити товар у торговому залі. </text:span></text:p>
      <text:p text:style-name="P8">У зв'язку з цим можна виділити п'ять основних інструментів мерчандайзингу:</text:p>
      <text:p text:style-name="P8">- місце розміщення та площа викладки товарів в рамках продуктової лінійки;</text:p>
      <text:p text:style-name="P8">- місце розміщення та площа викладки продуктової лінійки;</text:p>
      <text:p text:style-name="P8"><text:soft-page-break/>- планування торгового залу;</text:p>
      <text:p text:style-name="P8">- спецвикладкі;</text:p>
      <text:p text:style-name="P8">- використання рекламних матеріалів</text:p>
      <text:p text:style-name="P5"/>
      <text:p text:style-name="P5">С<text:span text:style-name="T13">и</text:span>зоненко В.А <text:s/>(Практикум. Підприємництво: за ред. Мазур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Open Sans" svg:font-family="'Open Sans', 'Palatino Linotype', 'Book Antiqua', Palatino, serif"/>
    <style:font-face style:name="sans-serif" svg:font-family="sans-serif"/>
    <style:font-face style:name="ешьуі туц кщьфт" svg:font-family="'ешьуі туц кщьфт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2:11:07.559636862</meta:creation-date>
    <dc:date>2019-03-25T12:26:13.116021058</dc:date>
    <meta:editing-duration>PT53M33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2" meta:paragraph-count="18" meta:word-count="289" meta:character-count="2351" meta:non-whitespace-character-count="2074"/>
  </office:meta>
</office:document-meta>
</file>